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f16" officeooo:paragraph-rsid="001c8f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ue of SQLAlchemy: It allows Python to interact with SQL databases, making it easier to manipulate them.</text:p>
      <text:p text:style-name="P1"/>
      <text:p text:style-name="P1">Model: Models are like classes. They group properties and functions that relate certain aspects of the database and works with the associated data.</text:p>
      <text:p text:style-name="P1"/>
      <text:p text:style-name="P1">View: Views are like an outer wrapper for models. They are a higher level of abstraction above models, doing higher level tasks while letting the models deal with the workings of the databa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20:16:46.194803946</meta:creation-date>
    <dc:date>2022-04-22T20:24:52.881317654</dc:date>
    <meta:editing-duration>PT8M7S</meta:editing-duration>
    <meta:editing-cycles>1</meta:editing-cycles>
    <meta:document-statistic meta:table-count="0" meta:image-count="0" meta:object-count="0" meta:page-count="1" meta:paragraph-count="3" meta:word-count="73" meta:character-count="445" meta:non-whitespace-character-count="375"/>
    <meta:generator>LibreOffice/7.2.6.2$Linux_X86_64 LibreOffice_project/20$Build-2</meta:generator>
  </office:meta>
</office:document-meta>
</file>